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9-09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6-1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17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12-12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9-1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05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4-04-0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12-21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30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23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2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15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2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24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02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0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4-0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1746" calcext:value-type="float">
            <text:p>3.301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07224" calcext:value-type="float">
            <text:p>3.29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869425" calcext:value-type="float">
            <text:p>3.2686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82" calcext:value-type="float">
            <text:p>3.2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45675" calcext:value-type="float">
            <text:p>3.2734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17968" calcext:value-type="float">
            <text:p>3.3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5105" calcext:value-type="float">
            <text:p>3.3225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997737931034" calcext:value-type="float">
            <text:p>3.339977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663458064516" calcext:value-type="float">
            <text:p>3.3566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112851612903" calcext:value-type="float">
            <text:p>3.3511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455251612903" calcext:value-type="float">
            <text:p>3.3145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931251612903" calcext:value-type="float">
            <text:p>3.2993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90968" calcext:value-type="float">
            <text:p>3.2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3458" calcext:value-type="float">
            <text:p>3.283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397419354839" calcext:value-type="float">
            <text:p>3.2839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748490322581" calcext:value-type="float">
            <text:p>3.2774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16144516129" calcext:value-type="float">
            <text:p>3.2816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2304" calcext:value-type="float">
            <text:p>3.2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66761290323" calcext:value-type="float">
            <text:p>3.3136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70742857143" calcext:value-type="float">
            <text:p>3.31970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56224516129" calcext:value-type="float">
            <text:p>3.3456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86415483871" calcext:value-type="float">
            <text:p>3.3386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359819354839" calcext:value-type="float">
            <text:p>3.3235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780877419355" calcext:value-type="float">
            <text:p>3.2878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45367741935" calcext:value-type="float">
            <text:p>3.27345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758322580645" calcext:value-type="float">
            <text:p>3.2775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80129032258" calcext:value-type="float">
            <text:p>3.2648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86448" calcext:value-type="float">
            <text:p>3.22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2404" calcext:value-type="float">
            <text:p>3.2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32828" calcext:value-type="float">
            <text:p>3.253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6824" calcext:value-type="float">
            <text:p>3.22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93032258064" calcext:value-type="float">
            <text:p>3.22793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82967741935" calcext:value-type="float">
            <text:p>3.23382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65729032258" calcext:value-type="float">
            <text:p>3.2556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276541935484" calcext:value-type="float">
            <text:p>3.2727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49744" calcext:value-type="float">
            <text:p>3.27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84464516129" calcext:value-type="float">
            <text:p>3.2798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201986206896" calcext:value-type="float">
            <text:p>3.3120198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727175" calcext:value-type="float">
            <text:p>3.3172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229109677419" calcext:value-type="float">
            <text:p>3.3122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86472" calcext:value-type="float">
            <text:p>3.29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424025806452" calcext:value-type="float">
            <text:p>3.2742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55664516129" calcext:value-type="float">
            <text:p>3.2615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454683870968" calcext:value-type="float">
            <text:p>3.2445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65729032258" calcext:value-type="float">
            <text:p>3.2556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54088" calcext:value-type="float">
            <text:p>3.24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41032258064" calcext:value-type="float">
            <text:p>3.25841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103612903226" calcext:value-type="float">
            <text:p>3.2510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94224516129" calcext:value-type="float">
            <text:p>3.2694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075142857143" calcext:value-type="float">
            <text:p>3.29075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900593548387" calcext:value-type="float">
            <text:p>3.3290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898625" calcext:value-type="float">
            <text:p>3.3189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8444" calcext:value-type="float">
            <text:p>3.29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814425806452" calcext:value-type="float">
            <text:p>3.2681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6712" calcext:value-type="float">
            <text:p>3.2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759483870968" calcext:value-type="float">
            <text:p>3.2475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238374193548" calcext:value-type="float">
            <text:p>3.2423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39712" calcext:value-type="float">
            <text:p>3.22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69747368421" calcext:value-type="float">
            <text:p>3.26697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369083870968" calcext:value-type="float">
            <text:p>3.2536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5808" calcext:value-type="float">
            <text:p>3.22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4568" calcext:value-type="float">
            <text:p>3.2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24852" calcext:value-type="float">
            <text:p>3.272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97866666667" calcext:value-type="float">
            <text:p>3.21597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276" calcext:value-type="float">
            <text:p>3.22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700490322581" calcext:value-type="float">
            <text:p>3.2470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208055172414" calcext:value-type="float">
            <text:p>3.272080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42529032258" calcext:value-type="float">
            <text:p>3.3044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59984516129" calcext:value-type="float">
            <text:p>3.3059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6424" calcext:value-type="float">
            <text:p>3.28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69225" calcext:value-type="float">
            <text:p>3.2526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43344" calcext:value-type="float">
            <text:p>3.23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416516129032" calcext:value-type="float">
            <text:p>3.2141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74296774194" calcext:value-type="float">
            <text:p>3.2037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25336" calcext:value-type="float">
            <text:p>3.2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875741935484" calcext:value-type="float">
            <text:p>3.2087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823690322581" calcext:value-type="float">
            <text:p>3.1982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262090322581" calcext:value-type="float">
            <text:p>3.2226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950942857143" calcext:value-type="float">
            <text:p>3.25950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29805" calcext:value-type="float">
            <text:p>3.2729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349419354839" calcext:value-type="float">
            <text:p>3.2534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46296774194" calcext:value-type="float">
            <text:p>3.2494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986787096774" calcext:value-type="float">
            <text:p>3.2198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3636" calcext:value-type="float">
            <text:p>3.1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59896774194" calcext:value-type="float">
            <text:p>3.1945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67805" calcext:value-type="float">
            <text:p>3.1967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38112" calcext:value-type="float">
            <text:p>3.2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81058064516" calcext:value-type="float">
            <text:p>3.2408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592825" calcext:value-type="float">
            <text:p>3.2359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78632258064" calcext:value-type="float">
            <text:p>3.21878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641685714286" calcext:value-type="float">
            <text:p>3.22641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956218181818" calcext:value-type="float">
            <text:p>3.239562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861858064516" calcext:value-type="float">
            <text:p>3.2286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67424" calcext:value-type="float">
            <text:p>3.1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72145454545" calcext:value-type="float">
            <text:p>3.197721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00368" calcext:value-type="float">
            <text:p>3.1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82512" calcext:value-type="float">
            <text:p>3.17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758916129032" calcext:value-type="float">
            <text:p>3.1775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01333333333" calcext:value-type="float">
            <text:p>3.19701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70923076923" calcext:value-type="float">
            <text:p>3.212709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133028571429" calcext:value-type="float">
            <text:p>3.24133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0344" calcext:value-type="float">
            <text:p>3.2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572184615385" calcext:value-type="float">
            <text:p>3.225721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521780645161" calcext:value-type="float">
            <text:p>3.2052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78245" calcext:value-type="float">
            <text:p>3.1678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96944516129" calcext:value-type="float">
            <text:p>3.1596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97264516129" calcext:value-type="float">
            <text:p>3.1609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82325" calcext:value-type="float">
            <text:p>3.1578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907561290323" calcext:value-type="float">
            <text:p>3.1490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08192" calcext:value-type="float">
            <text:p>3.15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740145454545" calcext:value-type="float">
            <text:p>3.177401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97351724138" calcext:value-type="float">
            <text:p>3.203973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212929032258" calcext:value-type="float">
            <text:p>3.2221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46254545455" calcext:value-type="float">
            <text:p>3.227462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2432" calcext:value-type="float">
            <text:p>3.2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01455483871" calcext:value-type="float">
            <text:p>3.1801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67755" calcext:value-type="float">
            <text:p>3.1567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779741935484" calcext:value-type="float">
            <text:p>3.1477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061987096774" calcext:value-type="float">
            <text:p>3.1406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78144" calcext:value-type="float">
            <text:p>3.13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78834285714" calcext:value-type="float">
            <text:p>3.139788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17768" calcext:value-type="float">
            <text:p>3.14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52670967742" calcext:value-type="float">
            <text:p>3.1695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24752" calcext:value-type="float">
            <text:p>3.1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083709090909" calcext:value-type="float">
            <text:p>3.21083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15024" calcext:value-type="float">
            <text:p>3.1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084541935484" calcext:value-type="float">
            <text:p>3.1508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55792" calcext:value-type="float">
            <text:p>3.13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61745454545" calcext:value-type="float">
            <text:p>3.127617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560541935484" calcext:value-type="float">
            <text:p>3.1356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0928" calcext:value-type="float">
            <text:p>3.13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909857142857" calcext:value-type="float">
            <text:p>3.12909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955917241379" calcext:value-type="float">
            <text:p>3.199559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25367741936" calcext:value-type="float">
            <text:p>3.1972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07912" calcext:value-type="float">
            <text:p>3.18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87896774194" calcext:value-type="float">
            <text:p>3.1488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93816" calcext:value-type="float">
            <text:p>3.1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115075" calcext:value-type="float">
            <text:p>3.1111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771070967742" calcext:value-type="float">
            <text:p>3.1177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76392" calcext:value-type="float">
            <text:p>3.10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39744516129" calcext:value-type="float">
            <text:p>3.1139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69161290323" calcext:value-type="float">
            <text:p>3.1246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44464516129" calcext:value-type="float">
            <text:p>3.1274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129057142857" calcext:value-type="float">
            <text:p>3.14129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14038709677" calcext:value-type="float">
            <text:p>3.1511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94504347826" calcext:value-type="float">
            <text:p>3.1549450434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0484" calcext:value-type="float">
            <text:p>3.1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4764" calcext:value-type="float">
            <text:p>3.0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1171143228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360" meta:object-count="0"/>
    <meta:user-defined meta:name="AppVersion">3.0</meta:user-defined>
  </office:meta>
</office:document-meta>
</file>